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5A83F02019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00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Montserrat" fo:font-size="60pt" fo:font-weight="bold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Montserrat" fo:font-size="60pt" fo:font-weight="bold" style:font-size-asian="60pt" style:font-size-complex="60pt"/>
    </style:style>
    <style:style style:name="T2" style:family="text">
      <style:text-properties style:font-name="Montserrat" fo:font-size="40pt" fo:font-weight="bold" style:font-size-asian="60pt" style:font-size-complex="60pt"/>
    </style:style>
    <style:style style:name="T3" style:family="text"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21.134cm" svg:height="29.884cm" svg:x="0.058cm" svg:y="0.079cm">
          <draw:image xlink:href="Pictures/1000000000000400000005A83F020193.png" xlink:type="simple" xlink:show="embed" xlink:actuate="onLoad" draw:mime-type="image/png">
            <text:p/>
          </draw:image>
        </draw:frame>
        <draw:frame draw:style-name="gr2" draw:text-style-name="P2" draw:layer="layout" svg:width="16cm" svg:height="4.552cm" svg:x="2.5cm" svg:y="1.5cm">
          <draw:text-box>
            <text:p text:style-name="P1"><text:span text:style-name="T1">Data Analyse</text:span></text:p>
            <text:p text:style-name="P1"><text:span text:style-name="T2">met Excel</text:span></text:p>
          </draw:text-box>
        </draw:frame>
        <draw:frame draw:style-name="gr3" draw:text-style-name="P3" draw:layer="layout" svg:width="7cm" svg:height="1.601cm" svg:x="7cm" svg:y="26cm">
          <draw:text-box>
            <text:p text:style-name="P1"><text:span text:style-name="T3">Ben Wel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5T15:14:39.684208800</meta:creation-date>
    <dc:date>2026-03-14T23:14:09.957520800</dc:date>
    <meta:editing-duration>PT12M45S</meta:editing-duration>
    <meta:editing-cycles>6</meta:editing-cycles>
    <meta:generator>LibreOffice/26.2.1.2$Windows_X86_64 LibreOffice_project/620$Build-2</meta:generator>
    <meta:document-statistic meta:object-count="3"/>
  </office:meta>
</office:document-meta>
</file>